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475.17pt" svg:y="429.19pt">
            <draw:object draw:notify-on-update-of-ranges="Sheet1.A2:Sheet1.A120 Sheet1.B1:Sheet1.B1 Sheet1.B2:Sheet1.B120 Sheet1.C1:Sheet1.C1 Sheet1.C2:Sheet1.C120 Sheet1.D1:Sheet1.D1 Sheet1.D2:Sheet1.D120 Sheet1.E1:Sheet1.E1 Sheet1.E2:Sheet1.E1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476.76pt" svg:y="155.85pt">
            <draw:object draw:notify-on-update-of-ranges="Sheet1.H2:Sheet1.H11 Sheet1.I1:Sheet1.I1 Sheet1.I2:Sheet1.I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cpu1</text:p>
          </table:table-cell>
          <table:table-cell office:value-type="string" calcext:value-type="string">
            <text:p>mem1</text:p>
          </table:table-cell>
          <table:table-cell office:value-type="string" calcext:value-type="string">
            <text:p>cpu2</text:p>
          </table:table-cell>
          <table:table-cell office:value-type="string" calcext:value-type="string">
            <text:p>mem2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 office:value-type="string" calcext:value-type="string">
            <text:p>sent_mbps</text:p>
          </table:table-cell>
          <table:table-cell office:value-type="string" calcext:value-type="string">
            <text:p>retransmits</text:p>
          </table:table-cell>
          <table:table-cell office:value-type="string" calcext:value-type="string">
            <text:p>cpu_load</text:p>
          </table:table-cell>
          <table:table-cell office:value-type="string" calcext:value-type="string">
            <text:p>total_time</text:p>
          </table:table-cell>
        </table:table-row>
        <table:table-row table:style-name="ro1">
          <table:table-cell office:value-type="string" calcext:value-type="string">
            <text:p>20210406-13154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1550</text:p>
          </table:table-cell>
          <table:table-cell office:value-type="float" office:value="15.001838534144" calcext:value-type="float">
            <text:p>15.001838534144</text:p>
          </table:table-cell>
          <table:table-cell office:value-type="float" office:value="9" calcext:value-type="float">
            <text:p>9</text:p>
          </table:table-cell>
          <table:table-cell office:value-type="float" office:value="0.068475" calcext:value-type="float">
            <text:p>0.068475</text:p>
          </table:table-cell>
          <table:table-cell office:value-type="float" office:value="31.8820812702179" calcext:value-type="float">
            <text:p>31.8820812702179</text:p>
          </table:table-cell>
        </table:table-row>
        <table:table-row table:style-name="ro1">
          <table:table-cell office:value-type="string" calcext:value-type="string">
            <text:p>20210406-13154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1651</text:p>
          </table:table-cell>
          <table:table-cell office:value-type="float" office:value="15.091484263548" calcext:value-type="float">
            <text:p>15.091484263548</text:p>
          </table:table-cell>
          <table:table-cell office:value-type="float" office:value="947" calcext:value-type="float">
            <text:p>947</text:p>
          </table:table-cell>
          <table:table-cell office:value-type="float" office:value="0.133864" calcext:value-type="float">
            <text:p>0.133864</text:p>
          </table:table-cell>
          <table:table-cell office:value-type="float" office:value="31.9240536689758" calcext:value-type="float">
            <text:p>31.9240536689758</text:p>
          </table:table-cell>
        </table:table-row>
        <table:table-row table:style-name="ro1">
          <table:table-cell office:value-type="string" calcext:value-type="string">
            <text:p>20210406-131550</text:p>
          </table:table-cell>
          <table:table-cell office:value-type="float" office:value="46.7" calcext:value-type="float">
            <text:p>46.7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1753</text:p>
          </table:table-cell>
          <table:table-cell office:value-type="float" office:value="14.728997745766" calcext:value-type="float">
            <text:p>14.728997745766</text:p>
          </table:table-cell>
          <table:table-cell office:value-type="float" office:value="400" calcext:value-type="float">
            <text:p>400</text:p>
          </table:table-cell>
          <table:table-cell office:value-type="float" office:value="0.176453" calcext:value-type="float">
            <text:p>0.176453</text:p>
          </table:table-cell>
          <table:table-cell office:value-type="float" office:value="31.9930522441864" calcext:value-type="float">
            <text:p>31.9930522441864</text:p>
          </table:table-cell>
        </table:table-row>
        <table:table-row table:style-name="ro1">
          <table:table-cell office:value-type="string" calcext:value-type="string">
            <text:p>20210406-131556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2.5" calcext:value-type="float">
            <text:p>62.5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1856</text:p>
          </table:table-cell>
          <table:table-cell office:value-type="float" office:value="14.232855595551" calcext:value-type="float">
            <text:p>14.232855595551</text:p>
          </table:table-cell>
          <table:table-cell office:value-type="float" office:value="499" calcext:value-type="float">
            <text:p>499</text:p>
          </table:table-cell>
          <table:table-cell office:value-type="float" office:value="0.120607" calcext:value-type="float">
            <text:p>0.120607</text:p>
          </table:table-cell>
          <table:table-cell office:value-type="float" office:value="31.1436729431152" calcext:value-type="float">
            <text:p>31.1436729431152</text:p>
          </table:table-cell>
        </table:table-row>
        <table:table-row table:style-name="ro1">
          <table:table-cell office:value-type="string" calcext:value-type="string">
            <text:p>20210406-131601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43.8" calcext:value-type="float">
            <text:p>43.8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1957</text:p>
          </table:table-cell>
          <table:table-cell office:value-type="float" office:value="14.816871800776" calcext:value-type="float">
            <text:p>14.816871800776</text:p>
          </table:table-cell>
          <table:table-cell office:value-type="float" office:value="653" calcext:value-type="float">
            <text:p>653</text:p>
          </table:table-cell>
          <table:table-cell office:value-type="float" office:value="0.138813" calcext:value-type="float">
            <text:p>0.138813</text:p>
          </table:table-cell>
          <table:table-cell office:value-type="float" office:value="31.8814296722412" calcext:value-type="float">
            <text:p>31.8814296722412</text:p>
          </table:table-cell>
        </table:table-row>
        <table:table-row table:style-name="ro1">
          <table:table-cell office:value-type="string" calcext:value-type="string">
            <text:p>20210406-131606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2059</text:p>
          </table:table-cell>
          <table:table-cell office:value-type="float" office:value="14.53404800971" calcext:value-type="float">
            <text:p>14.53404800971</text:p>
          </table:table-cell>
          <table:table-cell office:value-type="float" office:value="371" calcext:value-type="float">
            <text:p>371</text:p>
          </table:table-cell>
          <table:table-cell office:value-type="float" office:value="0.123518" calcext:value-type="float">
            <text:p>0.123518</text:p>
          </table:table-cell>
          <table:table-cell office:value-type="float" office:value="31.0838980674744" calcext:value-type="float">
            <text:p>31.0838980674744</text:p>
          </table:table-cell>
        </table:table-row>
        <table:table-row table:style-name="ro1">
          <table:table-cell office:value-type="string" calcext:value-type="string">
            <text:p>20210406-131612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2200</text:p>
          </table:table-cell>
          <table:table-cell office:value-type="float" office:value="15.009089004332" calcext:value-type="float">
            <text:p>15.009089004332</text:p>
          </table:table-cell>
          <table:table-cell office:value-type="float" office:value="389" calcext:value-type="float">
            <text:p>389</text:p>
          </table:table-cell>
          <table:table-cell office:value-type="float" office:value="0.124213" calcext:value-type="float">
            <text:p>0.124213</text:p>
          </table:table-cell>
          <table:table-cell office:value-type="float" office:value="31.2436661720276" calcext:value-type="float">
            <text:p>31.2436661720276</text:p>
          </table:table-cell>
        </table:table-row>
        <table:table-row table:style-name="ro1">
          <table:table-cell office:value-type="string" calcext:value-type="string">
            <text:p>20210406-131617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2301</text:p>
          </table:table-cell>
          <table:table-cell office:value-type="float" office:value="14.274826112862" calcext:value-type="float">
            <text:p>14.274826112862</text:p>
          </table:table-cell>
          <table:table-cell office:value-type="float" office:value="10" calcext:value-type="float">
            <text:p>10</text:p>
          </table:table-cell>
          <table:table-cell office:value-type="float" office:value="0.082037" calcext:value-type="float">
            <text:p>0.082037</text:p>
          </table:table-cell>
          <table:table-cell office:value-type="float" office:value="32.0443012714386" calcext:value-type="float">
            <text:p>32.0443012714386</text:p>
          </table:table-cell>
        </table:table-row>
        <table:table-row table:style-name="ro1">
          <table:table-cell office:value-type="string" calcext:value-type="string">
            <text:p>20210406-13162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2403</text:p>
          </table:table-cell>
          <table:table-cell office:value-type="float" office:value="13.453066028755" calcext:value-type="float">
            <text:p>13.453066028755</text:p>
          </table:table-cell>
          <table:table-cell office:value-type="float" office:value="3" calcext:value-type="float">
            <text:p>3</text:p>
          </table:table-cell>
          <table:table-cell office:value-type="float" office:value="0.118902" calcext:value-type="float">
            <text:p>0.118902</text:p>
          </table:table-cell>
          <table:table-cell office:value-type="float" office:value="31.9952437877655" calcext:value-type="float">
            <text:p>31.9952437877655</text:p>
          </table:table-cell>
        </table:table-row>
        <table:table-row table:style-name="ro1">
          <table:table-cell office:value-type="string" calcext:value-type="string">
            <text:p>20210406-13162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2505</text:p>
          </table:table-cell>
          <table:table-cell office:value-type="float" office:value="13.898815763981" calcext:value-type="float">
            <text:p>13.898815763981</text:p>
          </table:table-cell>
          <table:table-cell office:value-type="float" office:value="1" calcext:value-type="float">
            <text:p>1</text:p>
          </table:table-cell>
          <table:table-cell office:value-type="float" office:value="0.062562" calcext:value-type="float">
            <text:p>0.062562</text:p>
          </table:table-cell>
          <table:table-cell office:value-type="float" office:value="32.3597207069397" calcext:value-type="float">
            <text:p>32.3597207069397</text:p>
          </table:table-cell>
        </table:table-row>
        <table:table-row table:style-name="ro1">
          <table:table-cell office:value-type="string" calcext:value-type="string">
            <text:p>20210406-13163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63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64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64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654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700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705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710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716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721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2.5" calcext:value-type="float">
            <text:p>62.5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72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2" calcext:value-type="float">
            <text:p>6.2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73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73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742</text:p>
          </table:table-cell>
          <table:table-cell office:value-type="float" office:value="6.2" calcext:value-type="float">
            <text:p>6.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74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75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758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804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80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814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820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825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83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83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84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84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2" calcext:value-type="float">
            <text:p>6.2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85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857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902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908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913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918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924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929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93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94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94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95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195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001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006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012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017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022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028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033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03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04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04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054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100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105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110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116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121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126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13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137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14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14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15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15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204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20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214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220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225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231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23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24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24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25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257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302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308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313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319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office:value-type="float" office:value="68.8" calcext:value-type="float">
            <text:p>68.8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324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32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33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34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34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35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35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40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407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412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417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423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428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433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439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44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44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45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5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50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3.3" calcext:value-type="float">
            <text:p>1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511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516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521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527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532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537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54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548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55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55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60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260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6:17:51.623342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6T15:27:43.975322423</meta:creation-date>
    <dc:date>2021-04-06T17:41:49.238042894</dc:date>
    <meta:editing-duration>PT1H19M30S</meta:editing-duration>
    <meta:editing-cycles>2</meta:editing-cycles>
    <meta:generator>LibreOffice/6.0.7.3$Linux_X86_64 LibreOffice_project/00m0$Build-3</meta:generator>
    <meta:document-statistic meta:table-count="1" meta:cell-count="6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29cm" svg:y="3.456cm" style:legend-expansion="high" chart:style-name="ch2"/>
        <chart:plot-area chart:style-name="ch3" table:cell-range-address="Sheet1.A1:Sheet1.E120" chart:data-source-has-labels="both" svg:x="1.33cm" svg:y="0.18cm" svg:width="12.641cm" svg:height="7.664cm">
          <chartooo:coordinate-region svg:x="3.334cm" svg:y="0.18cm" svg:width="10.637cm" svg:height="5.025cm"/>
          <chart:axis chart:dimension="x" chart:name="primary-x" chart:style-name="ch4" chartooo:axis-type="auto">
            <chartooo:date-scale/>
            <chart:title svg:x="6.799cm" svg:y="8.024cm" chart:style-name="ch5">
              <text:p>Timestamp</text:p>
            </chart:title>
            <chart:categories table:cell-range-address="Sheet1.A2:Sheet1.A120"/>
          </chart:axis>
          <chart:axis chart:dimension="y" chart:name="primary-y" chart:style-name="ch6">
            <chart:title svg:x="0.451cm" svg:y="5.432cm" chart:style-name="ch7">
              <text:p>Percent (cpu/mem)</text:p>
            </chart:title>
            <chart:grid chart:style-name="ch8" chart:class="major"/>
          </chart:axis>
          <chart:series chart:style-name="ch9" chart:values-cell-range-address="Sheet1.B2:Sheet1.B120" chart:label-cell-address="Sheet1.B1:Sheet1.B1" chart:class="chart:bar">
            <chart:data-point chart:repeated="119"/>
          </chart:series>
          <chart:series chart:style-name="ch10" chart:values-cell-range-address="Sheet1.C2:Sheet1.C120" chart:label-cell-address="Sheet1.C1:Sheet1.C1" chart:class="chart:bar">
            <chart:data-point chart:repeated="119"/>
          </chart:series>
          <chart:series chart:style-name="ch11" chart:values-cell-range-address="Sheet1.D2:Sheet1.D120" chart:label-cell-address="Sheet1.D1:Sheet1.D1" chart:class="chart:bar">
            <chart:data-point chart:repeated="119"/>
          </chart:series>
          <chart:series chart:style-name="ch12" chart:values-cell-range-address="Sheet1.E2:Sheet1.E120" chart:label-cell-address="Sheet1.E1:Sheet1.E1" chart:class="chart:bar">
            <chart:data-point chart:repeated="1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1</text:p>
                <draw:g>
                  <svg:desc>Sheet1.B1:Sheet1.B1</svg:desc>
                </draw:g>
              </table:table-cell>
              <table:table-cell office:value-type="string">
                <text:p>mem1</text:p>
                <draw:g>
                  <svg:desc>Sheet1.C1:Sheet1.C1</svg:desc>
                </draw:g>
              </table:table-cell>
              <table:table-cell office:value-type="string">
                <text:p>cpu2</text:p>
                <draw:g>
                  <svg:desc>Sheet1.D1:Sheet1.D1</svg:desc>
                </draw:g>
              </table:table-cell>
              <table:table-cell office:value-type="string">
                <text:p>mem2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10406-131540</text:p>
                <draw:g>
                  <svg:desc>Sheet1.A2:Sheet1.A120</svg:desc>
                </draw:g>
              </table:table-cell>
              <table:table-cell office:value-type="float" office:value="0">
                <text:p>0</text:p>
                <draw:g>
                  <svg:desc>Sheet1.B2:Sheet1.B120</svg:desc>
                </draw:g>
              </table:table-cell>
              <table:table-cell office:value-type="float" office:value="0.9">
                <text:p>0.9</text:p>
                <draw:g>
                  <svg:desc>Sheet1.C2:Sheet1.C120</svg:desc>
                </draw:g>
              </table:table-cell>
              <table:table-cell office:value-type="float" office:value="0">
                <text:p>0</text:p>
                <draw:g>
                  <svg:desc>Sheet1.D2:Sheet1.D120</svg:desc>
                </draw:g>
              </table:table-cell>
              <table:table-cell office:value-type="float" office:value="0.9">
                <text:p>0.9</text:p>
                <draw:g>
                  <svg:desc>Sheet1.E2:Sheet1.E120</svg:desc>
                </draw:g>
              </table:table-cell>
            </table:table-row>
            <table:table-row>
              <table:table-cell office:value-type="string">
                <text:p>20210406-13154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550</text:p>
              </table:table-cell>
              <table:table-cell office:value-type="float" office:value="46.7">
                <text:p>46.7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556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2.5">
                <text:p>62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601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43.8">
                <text:p>43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606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612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617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62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62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63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63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644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64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654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700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705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710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716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721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2.5">
                <text:p>62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72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2">
                <text:p>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73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73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742</text:p>
              </table:table-cell>
              <table:table-cell office:value-type="float" office:value="6.2">
                <text:p>6.2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74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75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758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804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80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814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820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825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73.3">
                <text:p>7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83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83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84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84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2">
                <text:p>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85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857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902</text:p>
              </table:table-cell>
              <table:table-cell office:value-type="float" office:value="50">
                <text:p>50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908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913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918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924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929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934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94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94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95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195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001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006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012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017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022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028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033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03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044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04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054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100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105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110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116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121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126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13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137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14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14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15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15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204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20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214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220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225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231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73.3">
                <text:p>7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23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24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24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25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257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302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308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313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319</text:p>
              </table:table-cell>
              <table:table-cell office:value-type="float" office:value="73.3">
                <text:p>73.3</text:p>
              </table:table-cell>
              <table:table-cell office:value-type="float" office:value="0.9">
                <text:p>0.9</text:p>
              </table:table-cell>
              <table:table-cell office:value-type="float" office:value="68.8">
                <text:p>68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324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32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33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34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34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35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35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40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407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412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417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423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428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0">
                <text:p>5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433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439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444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44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45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50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50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13.3">
                <text:p>1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511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516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0">
                <text:p>5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521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527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532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537</text:p>
              </table:table-cell>
              <table:table-cell office:value-type="float" office:value="73.3">
                <text:p>73.3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54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548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55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55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604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260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55cm" svg:y="4.203cm" style:legend-expansion="high" chart:style-name="ch2"/>
        <chart:plot-area chart:style-name="ch3" table:cell-range-address="Sheet1.H1:Sheet1.I11" chart:data-source-has-labels="both" svg:x="1.33cm" svg:y="0.18cm" svg:width="11.901cm" svg:height="7.664cm">
          <chartooo:coordinate-region svg:x="2.844cm" svg:y="0.18cm" svg:width="10.387cm" svg:height="5.026cm"/>
          <chart:axis chart:dimension="x" chart:name="primary-x" chart:style-name="ch4" chartooo:axis-type="auto">
            <chartooo:date-scale/>
            <chart:title svg:x="6.429cm" svg:y="8.024cm" chart:style-name="ch5">
              <text:p>Timestamp</text:p>
            </chart:title>
            <chart:categories table:cell-range-address="Sheet1.H2:Sheet1.H11"/>
          </chart:axis>
          <chart:axis chart:dimension="y" chart:name="primary-y" chart:style-name="ch6">
            <chart:title svg:x="0.451cm" svg:y="4.413cm" chart:style-name="ch7">
              <text:p>Mb/s</text:p>
            </chart:title>
            <chart:grid chart:style-name="ch8" chart:class="major"/>
          </chart:axis>
          <chart:series chart:style-name="ch9" chart:values-cell-range-address="Sheet1.I2:Sheet1.I11" chart:label-cell-address="Sheet1.I1:Sheet1.I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_mbps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10406-131550</text:p>
                <draw:g>
                  <svg:desc>Sheet1.H2:Sheet1.H11</svg:desc>
                </draw:g>
              </table:table-cell>
              <table:table-cell office:value-type="float" office:value="15.001838534144">
                <text:p>15.001838534144</text:p>
                <draw:g>
                  <svg:desc>Sheet1.I2:Sheet1.I11</svg:desc>
                </draw:g>
              </table:table-cell>
            </table:table-row>
            <table:table-row>
              <table:table-cell office:value-type="string">
                <text:p>20210406-131651</text:p>
              </table:table-cell>
              <table:table-cell office:value-type="float" office:value="15.091484263548">
                <text:p>15.091484263548</text:p>
              </table:table-cell>
            </table:table-row>
            <table:table-row>
              <table:table-cell office:value-type="string">
                <text:p>20210406-131753</text:p>
              </table:table-cell>
              <table:table-cell office:value-type="float" office:value="14.728997745766">
                <text:p>14.728997745766</text:p>
              </table:table-cell>
            </table:table-row>
            <table:table-row>
              <table:table-cell office:value-type="string">
                <text:p>20210406-131856</text:p>
              </table:table-cell>
              <table:table-cell office:value-type="float" office:value="14.232855595551">
                <text:p>14.232855595551</text:p>
              </table:table-cell>
            </table:table-row>
            <table:table-row>
              <table:table-cell office:value-type="string">
                <text:p>20210406-131957</text:p>
              </table:table-cell>
              <table:table-cell office:value-type="float" office:value="14.816871800776">
                <text:p>14.816871800776</text:p>
              </table:table-cell>
            </table:table-row>
            <table:table-row>
              <table:table-cell office:value-type="string">
                <text:p>20210406-132059</text:p>
              </table:table-cell>
              <table:table-cell office:value-type="float" office:value="14.53404800971">
                <text:p>14.53404800971</text:p>
              </table:table-cell>
            </table:table-row>
            <table:table-row>
              <table:table-cell office:value-type="string">
                <text:p>20210406-132200</text:p>
              </table:table-cell>
              <table:table-cell office:value-type="float" office:value="15.009089004332">
                <text:p>15.009089004332</text:p>
              </table:table-cell>
            </table:table-row>
            <table:table-row>
              <table:table-cell office:value-type="string">
                <text:p>20210406-132301</text:p>
              </table:table-cell>
              <table:table-cell office:value-type="float" office:value="14.274826112862">
                <text:p>14.274826112862</text:p>
              </table:table-cell>
            </table:table-row>
            <table:table-row>
              <table:table-cell office:value-type="string">
                <text:p>20210406-132403</text:p>
              </table:table-cell>
              <table:table-cell office:value-type="float" office:value="13.453066028755">
                <text:p>13.453066028755</text:p>
              </table:table-cell>
            </table:table-row>
            <table:table-row>
              <table:table-cell office:value-type="string">
                <text:p>20210406-132505</text:p>
              </table:table-cell>
              <table:table-cell office:value-type="float" office:value="13.898815763981">
                <text:p>13.8988157639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